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final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num sections</text:p>
          </table:table-cell>
          <table:table-cell office:value-type="string" calcext:value-type="string">
            <text:p>num hidden neuron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percentage" office:value="0.433333333333333" calcext:value-type="percentage">
            <text:p>43.33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percentage" office:value="0.4125" calcext:value-type="percentage">
            <text:p>41.25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percentage" office:value="0.408333333333333" calcext:value-type="percentage">
            <text:p>40.83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  <table:table-cell office:value-type="float" office:value="143" calcext:value-type="float">
            <text:p>143</text:p>
          </table:table-cell>
          <table:table-cell office:value-type="percentage" office:value="0.404166666666667" calcext:value-type="percentage">
            <text:p>40.42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percentage" office:value="0.391666666666667" calcext:value-type="percentage">
            <text:p>39.17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percentage" office:value="0.3875" calcext:value-type="percentage">
            <text:p>38.75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percentage" office:value="0.3625" calcext:value-type="percentage">
            <text:p>36.25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percentage" office:value="0.3625" calcext:value-type="percentage">
            <text:p>36.25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154" calcext:value-type="float">
            <text:p>154</text:p>
          </table:table-cell>
          <table:table-cell office:value-type="percentage" office:value="0.358333333333333" calcext:value-type="percentage">
            <text:p>35.83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percentage" office:value="0.295833333333333" calcext:value-type="percentage">
            <text:p>29.58%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inal_output.A1:final_output.E1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7T08:18:29.792709814</dc:date>
    <meta:editing-duration>PT56S</meta:editing-duration>
    <meta:editing-cycles>1</meta:editing-cycles>
    <meta:document-statistic meta:table-count="1" meta:cell-count="55" meta:object-count="0"/>
    <meta:generator>LibreOffice/5.0.2.2$Linux_X86_64 LibreOffice_project/00m0$Build-2</meta:generator>
  </office:meta>
</office:document-meta>
</file>